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7441in" svg:height="3.5555in" svg:x="7.1472in" svg:y="2.1335in">
            <draw:object draw:notify-on-update-of-ranges="Sheet1.B3:Sheet1.B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Actors</text:p>
          </table:table-cell>
          <table:table-cell/>
          <table:table-cell office:value-type="string">
            <text:p>Dedicated Thread</text:p>
          </table:table-cell>
          <table:table-cell office:value-type="string">
            <text:p>Shared Messages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/>
          <table:table-cell office:value-type="float" office:value="3017.335">
            <text:p>3017.335</text:p>
          </table:table-cell>
          <table:table-cell office:value-type="float" office:value="5755.276">
            <text:p>5755.276</text:p>
          </table:table-cell>
        </table:table-row>
        <table:table-row table:style-name="ro2">
          <table:table-cell/>
          <table:table-cell office:value-type="float" office:value="5000">
            <text:p>5000</text:p>
          </table:table-cell>
          <table:table-cell/>
          <table:table-cell office:value-type="float" office:value="3207.107">
            <text:p>3207.107</text:p>
          </table:table-cell>
          <table:table-cell office:value-type="float" office:value="3298.846">
            <text:p>3298.846</text:p>
          </table:table-cell>
        </table:table-row>
        <table:table-row table:style-name="ro2">
          <table:table-cell/>
          <table:table-cell office:value-type="float" office:value="10000">
            <text:p>10000</text:p>
          </table:table-cell>
          <table:table-cell/>
          <table:table-cell office:value-type="float" office:value="2236.416">
            <text:p>2236.416</text:p>
          </table:table-cell>
          <table:table-cell office:value-type="float" office:value="2648.85">
            <text:p>2648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hrooz Nobakht</meta:initial-creator>
    <meta:creation-date>2013-10-03T12:39:22</meta:creation-date>
    <dc:date>2013-10-03T12:51:51</dc:date>
    <dc:creator>Behrooz Nobakht</dc:creator>
    <meta:editing-duration>PT1M47S</meta:editing-duration>
    <meta:editing-cycles>2</meta:editing-cycles>
    <meta:generator>LibreOffice/4.0.2.2$Linux_X86_64 LibreOffice_project/40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Ubuntu Light'" style:font-style-name="Light" fo:font-size="16pt" fo:font-weight="25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Ubuntu Light'" style:font-style-name="Light" fo:font-size="12pt" fo:font-weight="250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Ubuntu Light'" style:font-style-name="Light" fo:font-size="12pt" fo:font-weight="250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color="#4c4c4c" draw:fill="hatch" draw:fill-color="#004586" draw:fill-hatch-name="Black_20_45_20_Degrees"/>
      <style:text-properties fo:font-size="10pt" style:font-size-asian="10pt" style:font-size-complex="10pt"/>
    </style:style>
    <style:style style:name="ch11" style:family="chart" style:data-style-name="N0">
      <style:graphic-properties svg:stroke-color="#4c4c4c" draw:fill-color="#c0c0c0" draw:fill-hatch-name="Black_20_-45_20_Degrees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11cm" svg:height="9.032cm" xlink:href=".." xlink:type="simple" chart:class="chart:bar" chart:column-mapping="0 1" chart:style-name="ch1">
        <chart:title svg:x="0.009cm" svg:y="0.316cm" chart:style-name="ch2">
          <text:p>Benchmark of Actor Implementations</text:p>
        </chart:title>
        <chart:legend chart:legend-position="top" svg:x="2.419cm" svg:y="1.653cm" style:legend-expansion="wide" chart:style-name="ch3"/>
        <chart:plot-area chart:style-name="ch4" table:cell-range-address="Sheet1.B3:Sheet1.B5 Sheet1.D2:Sheet1.E5" chart:data-source-has-labels="both" svg:x="1.371cm" svg:y="3.48cm" svg:width="7.76cm" svg:height="4.221cm">
          <chartooo:coordinate-region svg:x="2.363cm" svg:y="3.68cm" svg:width="6.768cm" svg:height="3.374cm"/>
          <chart:axis chart:dimension="x" chart:name="primary-x" chart:style-name="ch5" chartooo:axis-type="auto">
            <chartooo:date-scale/>
            <chart:title svg:x="3.534cm" svg:y="7.881cm" chart:style-name="ch6">
              <text:p>Number of actors</text:p>
            </chart:title>
            <chart:categories table:cell-range-address="Sheet1.B3:Sheet1.B5"/>
          </chart:axis>
          <chart:axis chart:dimension="y" chart:name="primary-y" chart:style-name="ch7">
            <chart:title svg:x="0.451cm" svg:y="8.696cm" chart:style-name="ch8">
              <text:p>Operations per second (ops/sec)</text:p>
            </chart:title>
            <chart:grid chart:style-name="ch9" chart:class="major"/>
          </chart:axis>
          <chart:series chart:style-name="ch10" chart:values-cell-range-address="Sheet1.D3:Sheet1.D5" chart:label-cell-address="Sheet1.D2:Sheet1.D2" chart:class="chart:bar">
            <chart:data-point chart:repeated="3"/>
          </chart:series>
          <chart:series chart:style-name="ch11" chart:values-cell-range-address="Sheet1.E3:Sheet1.E5" chart:label-cell-address="Sheet1.E2:Sheet1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 Thread</text:p>
                <draw:g>
                  <svg:desc>Sheet1.D2:Sheet1.D2</svg:desc>
                </draw:g>
              </table:table-cell>
              <table:table-cell office:value-type="string">
                <text:p>Shared Message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5</svg:desc>
                </draw:g>
              </table:table-cell>
              <table:table-cell office:value-type="float" office:value="3017.335">
                <text:p>3017.335</text:p>
                <draw:g>
                  <svg:desc>Sheet1.D3:Sheet1.D5</svg:desc>
                </draw:g>
              </table:table-cell>
              <table:table-cell office:value-type="float" office:value="5755.276">
                <text:p>5755.276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207.107">
                <text:p>3207.107</text:p>
              </table:table-cell>
              <table:table-cell office:value-type="float" office:value="3298.846">
                <text:p>3298.8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36.416">
                <text:p>2236.416</text:p>
              </table:table-cell>
              <table:table-cell office:value-type="float" office:value="2648.85">
                <text:p>2648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